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1.651cm" fo:min-width="16.033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3.229cm" fo:min-width="16.033cm" fo:padding-top="0.177cm" fo:padding-bottom="0.177cm" fo:padding-left="0.302cm" fo:padding-right="0.302cm"/>
    </style:style>
    <style:style style:name="gr3" style:family="graphic" style:parent-style-name="standard">
      <style:graphic-properties draw:stroke="none" draw:fill="none" fo:min-height="1.729cm"/>
    </style:style>
    <style:style style:name="gr4" style:family="graphic" style:parent-style-name="standard">
      <style:graphic-properties draw:stroke="none" draw:fill="none" draw:fill-color="#ffffff" fo:min-height="0.941cm"/>
    </style:style>
    <style:style style:name="gr5" style:family="graphic" style:parent-style-name="standard">
      <style:graphic-properties svg:stroke-width="0.106cm" svg:stroke-color="#c5000b" draw:marker-start-width="0.358cm" draw:marker-end-width="0.358cm" draw:fill="none" draw:textarea-horizontal-align="justify" draw:textarea-vertical-align="middle" draw:auto-grow-height="false" fo:min-height="1.081cm" fo:min-width="13.366cm" fo:padding-top="0.177cm" fo:padding-bottom="0.177cm" fo:padding-left="0.302cm" fo:padding-right="0.302cm"/>
    </style:style>
    <style:style style:name="gr6" style:family="graphic" style:parent-style-name="standard">
      <style:graphic-properties draw:stroke="none" draw:fill="none" draw:fill-color="#ffffff" fo:min-height="0.306cm"/>
    </style:style>
    <style:style style:name="gr7" style:family="graphic" style:parent-style-name="standard">
      <style:graphic-properties draw:stroke="none" draw:fill="none" fo:min-height="0.893cm"/>
    </style:style>
    <style:style style:name="gr8" style:family="graphic" style:parent-style-name="standard">
      <style:graphic-properties draw:stroke="none" draw:fill="none" fo:min-height="3.457cm"/>
    </style:style>
    <style:style style:name="gr9" style:family="graphic" style:parent-style-name="standard">
      <style:graphic-properties svg:stroke-width="0.106cm" svg:stroke-color="#c5000b" draw:marker-start-width="0.358cm" draw:marker-end-width="0.358cm" draw:fill="none" draw:textarea-horizontal-align="justify" draw:textarea-vertical-align="middle" draw:auto-grow-height="false" fo:min-height="1.485cm" fo:min-width="13.366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2.405cm" fo:min-width="15.906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c5000b" draw:marker-start-width="0.358cm" draw:marker-end-width="0.358cm" draw:fill="none" draw:textarea-horizontal-align="justify" draw:textarea-vertical-align="middle" draw:auto-grow-height="false" fo:min-height="1.424cm" fo:min-width="13.493cm" fo:padding-top="0.177cm" fo:padding-bottom="0.177cm" fo:padding-left="0.302cm" fo:padding-right="0.302cm"/>
    </style:style>
    <style:style style:name="gr12" style:family="graphic" style:parent-style-name="standard">
      <style:graphic-properties draw:stroke="none" draw:fill="none" fo:min-height="1.297cm"/>
    </style:style>
    <style:style style:name="gr13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3.136cm" fo:min-width="16.16cm" fo:padding-top="0.177cm" fo:padding-bottom="0.177cm" fo:padding-left="0.302cm" fo:padding-right="0.302cm"/>
    </style:style>
    <style:style style:name="gr14" style:family="graphic" style:parent-style-name="standard">
      <style:graphic-properties draw:stroke="none" draw:fill="none" fo:min-height="2.6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P3" style:family="paragraph">
      <loext:graphic-properties draw:fill="none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P4" style:family="paragraph">
      <style:text-properties fo:color="#3465a4" style:font-name="Times New Roman" fo:font-size="12pt" fo:font-style="normal" fo:font-weight="bold" fo:background-color="#ffffff" style:font-size-asian="12pt" style:font-style-asian="normal" style:font-size-complex="12pt" style:font-style-complex="normal"/>
    </style:style>
    <style:style style:name="P5" style:family="paragraph">
      <loext:graphic-properties draw:fill="none" draw:fill-color="#ffffff"/>
      <style:text-properties fo:color="#3465a4" style:font-name="Times New Roman" fo:font-size="12pt" fo:font-style="normal" fo:font-weight="bold" fo:background-color="#ffffff" style:font-size-asian="12pt" style:font-style-asian="normal" style:font-size-complex="12pt" style:font-style-complex="normal"/>
    </style:style>
    <style:style style:name="P6" style:family="paragraph">
      <style:text-properties fo:color="#c5000b" style:font-name="Times New Roman" fo:font-size="12pt" fo:font-style="normal" fo:font-weight="bold" fo:background-color="#ffffff" style:font-size-asian="12pt" style:font-style-asian="normal" style:font-size-complex="12pt" style:font-style-complex="normal"/>
    </style:style>
    <style:style style:name="P7" style:family="paragraph">
      <loext:graphic-properties draw:fill="none" draw:fill-color="#ffffff"/>
      <style:text-properties fo:color="#c5000b" style:font-name="Times New Roman" fo:font-size="12pt" fo:font-style="normal" fo:font-weight="bold" fo:background-color="#ffffff" style:font-size-asian="12pt" style:font-style-asian="normal" style:font-size-complex="12pt" style:font-style-complex="normal"/>
    </style:style>
    <style:style style:name="T1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2" style:family="text">
      <style:text-properties style:font-name="Times New Roman" fo:font-size="12pt" fo:font-style="normal" fo:background-color="#ffffff" style:font-size-asian="12pt" style:font-style-asian="normal" style:font-size-complex="12pt" style:font-style-complex="normal"/>
    </style:style>
    <style:style style:name="T3" style:family="text">
      <style:text-properties style:font-name="Times New Roman" fo:font-size="12pt" fo:font-style="italic" fo:background-color="#ffffff" style:font-size-asian="12pt" style:font-style-asian="italic" style:font-size-complex="12pt" style:font-style-complex="italic"/>
    </style:style>
    <style:style style:name="T4" style:family="text">
      <style:text-properties fo:color="#c5000b" style:font-name="Times New Roman" fo:font-size="12pt" fo:font-style="normal" fo:background-color="#ffffff" style:font-size-asian="12pt" style:font-style-asian="normal" style:font-size-complex="12pt" style:font-style-complex="normal"/>
    </style:style>
    <style:style style:name="T5" style:family="text">
      <style:text-properties fo:color="#c5000b" style:font-name="Times New Roman" fo:font-size="12pt" fo:font-style="italic" fo:background-color="#ffffff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637cm" svg:height="2.005cm" svg:x="0.033cm" svg:y="0.4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637cm" svg:height="3.583cm" svg:x="0.033cm" svg:y="5.30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6.129cm" svg:height="1.979cm" svg:x="0.541cm" svg:y="0.789cm">
          <draw:text-box>
            <text:p text:style-name="P2"><text:span text:style-name="T1">“ </text:span><text:span text:style-name="T1">variasi timing ”</text:span></text:p>
            <text:p text:style-name="P2"><text:span text:style-name="T1">“</text:span><text:span text:style-name="T1">mainnya gak rapih jadi terganggu waktu mau menikmati suaranya”</text:span></text:p>
            <text:p text:style-name="P2"><text:span text:style-name="T1">“</text:span><text:span text:style-name="T1">adanya rubato yang sebenarnya memberikan sedikit ekspresi dibandingkan audio yang </text:span><text:span text:style-name="T1">satunya”</text:span></text:p>
          </draw:text-box>
        </draw:frame>
        <draw:frame draw:style-name="gr4" draw:text-style-name="P5" draw:layer="layout" svg:width="5.715cm" svg:height="1.191cm" svg:x="0.287cm" svg:y="-0.073cm">
          <draw:text-box>
            <text:p text:style-name="P4"><text:span text:style-name="T2">Deviasi </text:span><text:span text:style-name="T3">timing</text:span><text:span text:style-name="T2"> (lebih alami)</text:span></text:p>
          </draw:text-box>
        </draw:frame>
        <draw:custom-shape draw:style-name="gr5" draw:text-style-name="P1" draw:layer="layout" svg:width="13.97cm" svg:height="1.435cm" svg:x="4.097cm" svg:y="3.15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0.414cm" svg:height="0.721cm" svg:x="4.224cm" svg:y="2.729cm">
          <draw:text-box>
            <text:p text:style-name="P6"><text:span text:style-name="T4">Timbre tidak mengikuti deviasi </text:span><text:span text:style-name="T5">timing</text:span><text:span text:style-name="T4"> (kurang alami)</text:span></text:p>
          </draw:text-box>
        </draw:frame>
        <draw:frame draw:style-name="gr7" draw:text-style-name="P3" draw:layer="layout" svg:width="12.827cm" svg:height="1.143cm" svg:x="4.224cm" svg:y="3.45cm">
          <draw:text-box>
            <text:p text:style-name="P2"><text:span text:style-name="T1">“ </text:span><text:span text:style-name="T1">audio yang tidak dipilih </text:span><text:span text:style-name="T1">seperti di-mixing pada aplikasi </text:span><text:span text:style-name="T1">dengan</text:span></text:p>
            <text:p text:style-name="P2"><text:span text:style-name="T1">timing yang salah”</text:span></text:p>
          </draw:text-box>
        </draw:frame>
        <draw:frame draw:style-name="gr8" draw:text-style-name="P3" draw:layer="layout" svg:width="16.129cm" svg:height="3.707cm" svg:x="0.541cm" svg:y="5.616cm">
          <draw:text-box>
            <text:p text:style-name="P2"><text:span text:style-name="T1">“ </text:span><text:span text:style-name="T1">fingering seperti sedang </text:span><text:span text:style-name="T1">meraih-raih nada ”</text:span></text:p>
            <text:p text:style-name="P2"><text:span text:style-name="T1">“ </text:span><text:span text:style-name="T1">fingering nadanya dan cara </text:span><text:span text:style-name="T1">stroke-nya terdengar lebih </text:span><text:span text:style-name="T1">manusiawi, walaupun </text:span><text:span text:style-name="T1">terdengar seperti orang yang </text:span><text:span text:style-name="T1">bermain asal dan terburu-buru </text:span><text:span text:style-name="T1">”</text:span></text:p>
            <text:p text:style-name="P2"><text:span text:style-name="T1">“ </text:span><text:span text:style-name="T1">pada audio yang tidak </text:span><text:span text:style-name="T1">dipilih, perpindahan pitch dan </text:span><text:span text:style-name="T1">”stroke”-nya seperti </text:span><text:span text:style-name="T1">dimainkan pada aplikasi music </text:span><text:span text:style-name="T1">sheet, tidak berekspresi sama </text:span><text:span text:style-name="T1">sekali ”</text:span></text:p>
            <text:p text:style-name="P2"><text:span text:style-name="T1">“ </text:span><text:span text:style-name="T1">deviasi pitch ”</text:span><text:span text:style-name="T1"><text:line-break/></text:span><text:span text:style-name="T1">“ vibrato ”</text:span></text:p>
            <text:p text:style-name="P2"><text:span text:style-name="T1"/></text:p>
          </draw:text-box>
        </draw:frame>
        <draw:frame draw:style-name="gr4" draw:text-style-name="P5" draw:layer="layout" svg:width="5.715cm" svg:height="1.191cm" svg:x="0.287cm" svg:y="4.954cm">
          <draw:text-box>
            <text:p text:style-name="P4"><text:span text:style-name="T2">Deviasi </text:span><text:span text:style-name="T3">pitch</text:span><text:span text:style-name="T2"> (lebih alami)</text:span></text:p>
          </draw:text-box>
        </draw:frame>
        <draw:custom-shape draw:style-name="gr9" draw:text-style-name="P1" draw:layer="layout" svg:width="13.97cm" svg:height="1.839cm" svg:x="4.097cm" svg:y="9.58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0.414cm" svg:height="0.721cm" svg:x="4.224cm" svg:y="9.155cm">
          <draw:text-box>
            <text:p text:style-name="P6"><text:span text:style-name="T4">Timbre tidak mengikuti deviasi </text:span><text:span text:style-name="T5">pitch</text:span><text:span text:style-name="T4"> (kurang alami)</text:span></text:p>
          </draw:text-box>
        </draw:frame>
        <draw:frame draw:style-name="gr7" draw:text-style-name="P3" draw:layer="layout" svg:width="12.827cm" svg:height="1.547cm" svg:x="4.224cm" svg:y="9.876cm">
          <draw:text-box>
            <text:p text:style-name="P2"><text:span text:style-name="T1">“ </text:span><text:span text:style-name="T1">seperti audio yang sengaja di-bend ekualisasinya ”</text:span></text:p>
            <text:p text:style-name="P2"><text:span text:style-name="T1">“ </text:span><text:span text:style-name="T1">audio yang tidak dipilih seperti audio yang sengaja didistorsi ”</text:span></text:p>
            <text:p text:style-name="P2"><text:span text:style-name="T1">“ </text:span><text:span text:style-name="T1">pitch jelas ”</text:span></text:p>
          </draw:text-box>
        </draw:frame>
        <draw:custom-shape draw:style-name="gr10" draw:text-style-name="P1" draw:layer="layout" svg:width="16.51cm" svg:height="2.759cm" svg:x="0.033cm" svg:y="12.03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096cm" svg:height="1.191cm" svg:x="0.287cm" svg:y="11.681cm">
          <draw:text-box>
            <text:p text:style-name="P4"><text:span text:style-name="T2">Variasi dinamika (lebih </text:span><text:span text:style-name="T2">alami)</text:span></text:p>
          </draw:text-box>
        </draw:frame>
        <draw:frame draw:style-name="gr3" draw:text-style-name="P3" draw:layer="layout" svg:width="12.827cm" svg:height="2.843cm" svg:x="0.542cm" svg:y="12.217cm">
          <draw:text-box>
            <text:p text:style-name="P2"><text:span text:style-name="T1">“ </text:span><text:span text:style-name="T1">ada sedikit crescendo ”</text:span></text:p>
            <text:p text:style-name="P2"><text:span text:style-name="T1">“ </text:span><text:span text:style-name="T1">cara dinamikanya beda2 ”</text:span></text:p>
            <text:p text:style-name="P2"><text:span text:style-name="T1">“ </text:span><text:span text:style-name="T1">variasi dinamika ”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11" draw:text-style-name="P1" draw:layer="layout" svg:width="14.097cm" svg:height="1.778cm" svg:x="3.97cm" svg:y="13.397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1.811cm" svg:height="1.191cm" svg:x="4.64cm" svg:y="13.016cm">
          <draw:text-box>
            <text:p text:style-name="P6"><text:span text:style-name="T4">Timbre tidak mengikuti perubahan dinamika </text:span><text:span text:style-name="T4">(kurang alami)</text:span></text:p>
          </draw:text-box>
        </draw:frame>
        <draw:frame draw:style-name="gr12" draw:text-style-name="P3" draw:layer="layout" svg:width="11.938cm" svg:height="1.547cm" svg:x="4.351cm" svg:y="13.628cm">
          <draw:text-box>
            <text:p text:style-name="P2"><text:span text:style-name="T1">“ </text:span><text:span text:style-name="T1">pada audio yang tidak dipilih, terasa seperti decressendo, padahal lebih terdengar seperti </text:span><text:span text:style-name="T1">gain-nya saja dikurangi ”</text:span></text:p>
          </draw:text-box>
        </draw:frame>
        <draw:custom-shape draw:style-name="gr9" draw:text-style-name="P1" draw:layer="layout" svg:width="13.97cm" svg:height="1.839cm" svg:x="4.097cm" svg:y="15.71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0.414cm" svg:height="0.721cm" svg:x="4.224cm" svg:y="15.281cm">
          <draw:text-box>
            <text:p text:style-name="P6"><text:span text:style-name="T4">Timbre secara umum </text:span><text:span text:style-name="T4">(kurang alami)</text:span></text:p>
          </draw:text-box>
        </draw:frame>
        <draw:frame draw:style-name="gr7" draw:text-style-name="P3" draw:layer="layout" svg:width="12.827cm" svg:height="1.547cm" svg:x="4.224cm" svg:y="16.002cm">
          <draw:text-box>
            <text:p text:style-name="P2"><text:span text:style-name="T1">“ </text:span><text:span text:style-name="T1">variasi warna suara ”</text:span></text:p>
            <text:p text:style-name="P2"><text:span text:style-name="T1">“ </text:span><text:span text:style-name="T1">suara jelas ”</text:span></text:p>
            <text:p text:style-name="P2"><text:span text:style-name="T1">“ </text:span><text:span text:style-name="T1">Audio yang tidak dipilih terdengar noisy ”</text:span></text:p>
          </draw:text-box>
        </draw:frame>
        <draw:custom-shape draw:style-name="gr13" draw:text-style-name="P1" draw:layer="layout" svg:width="16.764cm" svg:height="3.49cm" svg:x="0.033cm" svg:y="18.06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096cm" svg:height="1.191cm" svg:x="0.287cm" svg:y="17.708cm">
          <draw:text-box>
            <text:p text:style-name="P4"><text:span text:style-name="T2">Lain-lain (lebih alami)</text:span></text:p>
          </draw:text-box>
        </draw:frame>
        <draw:frame draw:style-name="gr14" draw:text-style-name="P3" draw:layer="layout" svg:width="15.768cm" svg:height="4.571cm" svg:x="0.542cm" svg:y="18.244cm">
          <draw:text-box>
            <text:p text:style-name="P2"><text:span text:style-name="T1">“ </text:span><text:span text:style-name="T1">sebenernya saya lebih suka timbre dari audio yang tidak dipilih (untuk phrasing ini)”</text:span></text:p>
            <text:p text:style-name="P2"><text:span text:style-name="T1">“ </text:span><text:span text:style-name="T1">permainan long bow-nya terasa alami ”</text:span></text:p>
            <text:p text:style-name="P2"><text:span text:style-name="T1">“ </text:span><text:span text:style-name="T1">keduanya tidak terdengar natural ”</text:span></text:p>
            <text:p text:style-name="P2"><text:span text:style-name="T1">“ </text:span><text:span text:style-name="T1">karena phrase tersebut terdengar lebih natural dengan timbre dari media yang digunakan </text:span><text:span text:style-name="T1">pada audio yang saya pilih ”</text:span></text:p>
            <text:p text:style-name="P2"><text:span text:style-name="T1">“ </text:span><text:span text:style-name="T1">phrasing-nya mungkin terasa seperti ”terlalu tepat”, tapi jadinya lebih terdengar seperti </text:span><text:span text:style-name="T1">pemusik yang bermain pada ketukan cepat dengan timing yang tepat ”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9" draw:text-style-name="P1" draw:layer="layout" svg:width="13.97cm" svg:height="1.839cm" svg:x="4.097cm" svg:y="22.11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0.414cm" svg:height="0.721cm" svg:x="4.224cm" svg:y="21.682cm">
          <draw:text-box>
            <text:p text:style-name="P6"><text:span text:style-name="T4">Lain-lain (kurang alami)</text:span></text:p>
          </draw:text-box>
        </draw:frame>
        <draw:frame draw:style-name="gr7" draw:text-style-name="P3" draw:layer="layout" svg:width="12.827cm" svg:height="1.547cm" svg:x="4.225cm" svg:y="22.203cm">
          <draw:text-box>
            <text:p text:style-name="P2"><text:span text:style-name="T1">“ </text:span><text:span text:style-name="T1">phrasing ”</text:span></text:p>
            <text:p text:style-name="P2"><text:span text:style-name="T1">“ </text:span><text:span text:style-name="T1">walaupun di audio yang tidak dipilih terdengar seperti ada crossing senar ”</text:span></text:p>
            <text:p text:style-name="P2"><text:span text:style-name="T1">“ </text:span><text:span text:style-name="T1">bingung pisan denger apa yang salah satunya teh ?!? 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88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08:13:49.394951327</meta:creation-date>
    <dc:date>2019-06-26T08:41:54.193333529</dc:date>
    <meta:editing-duration>PT6M51S</meta:editing-duration>
    <meta:editing-cycles>3</meta:editing-cycles>
    <meta:generator>LibreOffice/5.1.6.2$Linux_X86_64 LibreOffice_project/10m0$Build-2</meta:generator>
    <meta:document-statistic meta:object-count="27"/>
  </office:meta>
</office:document-meta>
</file>